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25000069D500002AAF765C45A3796D4B4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5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fo:font-family="Arial" style:font-family-generic="swiss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fo:font-family="Arial" style:font-family-generic="swiss" style:font-pitch="variable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fo:font-family="Arial" style:font-family-generic="swiss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89cm" svg:y="0.538cm">
            <draw:image xlink:href="Pictures/20000025000069D500002AAF765C45A3796D4B49.wmf" xlink:type="simple" xlink:show="embed" xlink:actuate="onLoad">
              <text:p/>
            </draw:image>
          </draw:frame>
          <draw:custom-shape draw:name="Freeform 3" draw:style-name="gr2" draw:text-style-name="P3" draw:layer="layout" svg:width="5.326cm" svg:height="1.693cm" svg:x="9.463cm" svg:y="0.974cm">
            <text:p text:style-name="P2"><text:span text:style-name="T1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page-thumbnail draw:name="Slide Image Placeholder 1" draw:style-name="gr3" draw:layer="layout" svg:width="12.69cm" svg:height="9.52cm" svg:x="3.179cm" svg:y="1.931cm" draw:page-number="1" presentation:class="page"/>
          <draw:frame draw:name="Notes Placeholder 2" presentation:style-name="pr1" draw:text-style-name="P4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1" draw:master-page-name="Default">
        <draw:frame draw:name="Title 1" presentation:style-name="pr2" draw:text-style-name="P6" draw:layer="layout" svg:width="21.478cm" svg:height="3.382cm" svg:x="3.364cm" svg:y="0.319cm" presentation:class="title" presentation:user-transformed="true">
          <draw:text-box>
            <text:p text:style-name="P5"><text:span text:style-name="T2">What is a string ?</text:span></text:p>
          </draw:text-box>
        </draw:frame>
        <draw:frame draw:name="Text Placeholder 2" presentation:style-name="pr3" draw:text-style-name="P8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7"><text:span text:style-name="T3">a typedef for basic_string&lt;char&gt;</text:span></text:p>
              </text:list-item>
              <text:list-item>
                <text:p text:style-name="P7"><text:span text:style-name="T3">The basic_string class represents a </text:span><text:span text:style-name="T3">Sequence of characters.</text:span></text:p>
              </text:list-item>
              <text:list-item>
                <text:p text:style-name="P7"><text:span text:style-name="T3">It contain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all the usual operations of a Sequence.</text:span></text:p>
                  </text:list-item>
                  <text:list-item>
                    <text:p text:style-name="P7"><text:span text:style-name="T3">standard string operations such as search </text:span><text:span text:style-name="T3">and concaten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69cm" svg:height="9.515cm" svg:x="3.179cm" svg:y="1.909cm" draw:page-number="2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Rope: non standard!" draw:style-name="dp1" draw:master-page-name="Default">
        <draw:frame draw:name="Title 1" presentation:style-name="pr2" draw:text-style-name="P6" draw:layer="layout" svg:width="21.478cm" svg:height="3.382cm" svg:x="3.364cm" svg:y="0.319cm" presentation:class="title" presentation:user-transformed="true">
          <draw:text-box>
            <text:p text:style-name="P5"><text:span text:style-name="T2">Rope: non standard!</text:span></text:p>
          </draw:text-box>
        </draw:frame>
        <draw:frame draw:name="Text Placeholder 2" presentation:style-name="pr3" draw:text-style-name="P8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7"><text:span text:style-name="T3">Scalable string implementation.</text:span></text:p>
              </text:list-item>
              <text:list-item>
                <text:p text:style-name="P7"><text:span text:style-name="T3">Efficient operation that involve the string as a </text:span><text:span text:style-name="T3">whole.</text:span></text:p>
              </text:list-item>
              <text:list-item>
                <text:p text:style-name="P7"><text:span text:style-name="T3">A rope is a reasonable representation for very </text:span><text:span text:style-name="T3">long strings such as edit buffers or mail </text:span><text:span text:style-name="T3">messages.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69cm" svg:height="9.515cm" svg:x="3.179cm" svg:y="1.909cm" draw:page-number="3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Rope: non standard!" draw:style-name="dp1" draw:master-page-name="Default">
        <draw:frame draw:name="Title 1" presentation:style-name="pr2" draw:text-style-name="P6" draw:layer="layout" svg:width="21.478cm" svg:height="3.382cm" svg:x="3.364cm" svg:y="0.319cm" presentation:class="title" presentation:user-transformed="true">
          <draw:text-box>
            <text:p text:style-name="P5"><text:span text:style-name="T2">Rope: non standard!</text:span></text:p>
          </draw:text-box>
        </draw:frame>
        <draw:frame draw:name="Text Placeholder 2" presentation:style-name="pr3" draw:text-style-name="P8" draw:layer="layout" svg:width="24.01cm" svg:height="13.954cm" svg:x="0.832cm" svg:y="3.642cm" presentation:class="outline" presentation:user-transformed="true">
          <draw:text-box>
            <text:p text:style-name="P9"><text:span text:style-name="T3">#include &lt;ext/rope&gt;</text:span></text:p>
            <text:p text:style-name="P9"><text:span text:style-name="T3">#include &lt;iostream&gt;</text:span></text:p>
            <text:p text:style-name="P9"><text:span text:style-name="T3">using namespace std;</text:span></text:p>
            <text:p text:style-name="P9"><text:span text:style-name="T3"/></text:p>
            <text:p text:style-name="P9"><text:span text:style-name="T3">int main() {</text:span></text:p>
            <text:p text:style-name="P9"><text:span text:style-name="T3"><text:s text:c="2"/></text:span><text:span text:style-name="T3">__gnu_cxx::crope r("this should be longer!");</text:span></text:p>
            <text:p text:style-name="P9"><text:span text:style-name="T3"><text:s text:c="2"/></text:span><text:span text:style-name="T3">cout &lt;&lt; r &lt;&lt; endl;</text:span></text:p>
            <text:p text:style-name="P9"><text:span text:style-name="T3">}</text:span></text:p>
            <text:p text:style-name="P7"><text:span text:style-name="T3"/></text:p>
          </draw:text-box>
        </draw:frame>
        <presentation:notes draw:style-name="dp2">
          <draw:page-thumbnail draw:name="Slide Image Placeholder 1" draw:style-name="gr3" draw:layer="layout" svg:width="12.69cm" svg:height="9.515cm" svg:x="3.179cm" svg:y="1.909cm" draw:page-number="4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1" draw:master-page-name="Default">
        <draw:frame draw:name="Title 1" presentation:style-name="pr2" draw:text-style-name="P6" draw:layer="layout" svg:width="25.399cm" svg:height="3.382cm" svg:x="0cm" svg:y="0.319cm" presentation:class="title" presentation:user-transformed="true">
          <draw:text-box>
            <text:p text:style-name="P10"><text:span text:style-name="T4">How to convert something to a string?</text:span></text:p>
          </draw:text-box>
        </draw:frame>
        <draw:frame draw:name="Text Placeholder 2" presentation:style-name="pr3" draw:text-style-name="P8" draw:layer="layout" svg:width="24.01cm" svg:height="13.954cm" svg:x="0.832cm" svg:y="3.642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c++11: to_string for primitives 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Using std::ostringstream</text:span></text:p>
              </text:list-item>
              <text:list-item>
                <text:p text:style-name="P7"><text:span text:style-name="T3">We can encapsulate the string conversion </text:span><text:span text:style-name="T3">and format into stringify functions – </text:span><text:span text:style-name="T5">stringify example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2.69cm" svg:height="9.515cm" svg:x="3.179cm" svg:y="1.909cm" draw:page-number="5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More?" draw:style-name="dp1" draw:master-page-name="Default">
        <draw:frame draw:name="Title 1" presentation:style-name="pr2" draw:text-style-name="P6" draw:layer="layout" svg:width="25.399cm" svg:height="3.382cm" svg:x="0cm" svg:y="0.319cm" presentation:class="title" presentation:user-transformed="true">
          <draw:text-box>
            <text:p text:style-name="P10"><text:span text:style-name="T4">More?</text:span></text:p>
          </draw:text-box>
        </draw:frame>
        <draw:frame draw:name="Text Placeholder 2" presentation:style-name="pr3" draw:text-style-name="P8" draw:layer="layout" svg:width="24.01cm" svg:height="13.954cm" svg:x="0.832cm" svg:y="1.708cm" presentation:class="outline" presentation:user-transformed="true">
          <draw:text-box>
            <text:p text:style-name="P7"><text:span text:style-name="T3"/></text:p>
            <text:list text:style-name="L2">
              <text:list-item>
                <text:p text:style-name="P7"><text:span text:style-name="T3">Lots of other features, especially in c++11 </text:span><text:span text:style-name="T3">(threads,…)</text:span></text:p>
              </text:list-item>
            </text:list>
            <text:p text:style-name="P7"><text:span text:style-name="T3"/></text:p>
            <text:list text:continue-numbering="true" text:style-name="L2">
              <text:list-item>
                <text:p text:style-name="P7"><text:span text:style-name="T3">Other librarie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3">Boost</text:span></text:p>
                  </text:list-item>
                  <text:list-item>
                    <text:p text:style-name="P7"><text:span text:style-name="T3">opencv, dlib, armadillo, zlib, …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lide Image Placeholder 1" draw:style-name="gr3" draw:layer="layout" svg:width="12.69cm" svg:height="9.515cm" svg:x="3.179cm" svg:y="1.909cm" draw:page-number="6" presentation:class="page"/>
          <draw:frame draw:name="Notes Placeholder 2" presentation:style-name="pr1" draw:text-style-name="P4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00</meta:editing-cycles>
    <meta:print-date>2006-12-24T17:09:16</meta:print-date>
    <meta:creation-date>1601-01-01T02:00:00</meta:creation-date>
    <dc:date>2018-05-30T12:08:39.884105034</dc:date>
    <meta:editing-duration>P1DT19H26M37S</meta:editing-duration>
    <meta:generator>LibreOffice/5.1.6.2$Linux_X86_64 LibreOffice_project/10m0$Build-2</meta:generator>
    <meta:document-statistic meta:object-count="6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